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25">
      <style:graphic-properties draw:fill="none" draw:stroke="solid" svg:stroke-width="0.00694in" svg:stroke-color="#000000" draw:marker-end="a924" svg:stroke-opacity="100%" draw:stroke-linejoin="miter" svg:stroke-linecap="butt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draw:fill="none" draw:stroke="solid" svg:stroke-width="0.00694in" svg:stroke-color="#000000" draw:marker-end="a816" svg:stroke-opacity="100%" draw:stroke-linejoin="miter" svg:stroke-linecap="butt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3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2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none" draw:stroke="solid" svg:stroke-width="0.00694in" svg:stroke-color="#000000" draw:marker-end="a834" svg:stroke-opacity="100%" draw:stroke-linejoin="miter" svg:stroke-linecap="but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05">
      <style:graphic-properties draw:fill="none" draw:stroke="solid" svg:stroke-width="0.00694in" svg:stroke-color="#000000" draw:marker-end="a904" svg:stroke-opacity="100%" draw:stroke-linejoin="miter" svg:stroke-linecap="butt"/>
    </style:style>
    <style:style style:family="graphic" style:name="a907">
      <style:graphic-properties draw:fill="none" draw:stroke="solid" svg:stroke-width="0.00694in" svg:stroke-color="#000000" draw:marker-end="a906" svg:stroke-opacity="100%" draw:stroke-linejoin="miter" svg:stroke-linecap="butt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8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77" draw:master-page-name="Master1-Layout1-title-Title-Slide" presentation:presentation-page-layout-name="Master1-PPL1" draw:id="Slide-256">
        <draw:custom-shape svg:x="0.41667in" svg:y="1.06446in" svg:width="1.87619in" svg:height="2.57568in" draw:id="id69" draw:style-name="a781" draw:name="Rectangle 115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85" draw:name="TextBox 116" svg:x="0.41667in" svg:y="1.65in" svg:width="1.87619in" svg:height="0.2861in">
          <draw:text-box>
            <text:p text:style-name="a784" text:class-names="" text:cond-style-name=""><text:span text:style-name="a782" text:class-names="">ECMP_HASH</text:span><text:span text:style-name="a783" text:class-names=""/></text:p>
          </draw:text-box>
          <svg:title/>
          <svg:desc/>
        </draw:frame>
        <draw:frame draw:id="id71" draw:style-name="a789" draw:name="TextBox 117" svg:x="0.41667in" svg:y="1.9361in" svg:width="1.87619in" svg:height="0.2861in">
          <draw:text-box>
            <text:p text:style-name="a788" text:class-names="" text:cond-style-name=""><text:span text:style-name="a786" text:class-names="">ECMP_IPV4_HASH</text:span><text:span text:style-name="a787" text:class-names=""/></text:p>
          </draw:text-box>
          <svg:title/>
          <svg:desc/>
        </draw:frame>
        <draw:frame draw:id="id72" draw:style-name="a795" draw:name="TextBox 118" svg:x="0.41667in" svg:y="2.2222in" svg:width="1.87619in" svg:height="0.27769in">
          <draw:text-box>
            <text:p text:style-name="a794" text:class-names="" text:cond-style-name=""><text:span text:style-name="a790" text:class-names="">ECMP_</text:span><text:span text:style-name="a791" text:class-names="">IPV4_IN_IPV4</text:span><text:span text:style-name="a792" text:class-names="">_HASH</text:span><text:span text:style-name="a793" text:class-names=""/></text:p>
          </draw:text-box>
          <svg:title/>
          <svg:desc/>
        </draw:frame>
        <draw:frame draw:id="id73" draw:style-name="a799" draw:name="TextBox 119" svg:x="0.41667in" svg:y="2.49574in" svg:width="1.87619in" svg:height="0.2861in">
          <draw:text-box>
            <text:p text:style-name="a798" text:class-names="" text:cond-style-name=""><text:span text:style-name="a796" text:class-names="">LAG_HASH</text:span><text:span text:style-name="a797" text:class-names=""/></text:p>
          </draw:text-box>
          <svg:title/>
          <svg:desc/>
        </draw:frame>
        <draw:frame draw:id="id74" draw:style-name="a803" draw:name="TextBox 120" svg:x="0.41667in" svg:y="2.78184in" svg:width="1.87619in" svg:height="0.2861in">
          <draw:text-box>
            <text:p text:style-name="a802" text:class-names="" text:cond-style-name=""><text:span text:style-name="a800" text:class-names="">LAG_IPV4_HASH</text:span><text:span text:style-name="a801" text:class-names=""/></text:p>
          </draw:text-box>
          <svg:title/>
          <svg:desc/>
        </draw:frame>
        <draw:frame draw:id="id75" draw:style-name="a807" draw:name="TextBox 121" svg:x="0.41667in" svg:y="3.06794in" svg:width="1.87619in" svg:height="0.27769in">
          <draw:text-box>
            <text:p text:style-name="a806" text:class-names="" text:cond-style-name=""><text:span text:style-name="a804" text:class-names="">LAG_IPV4_IN_IPV4_HASH</text:span><text:span text:style-name="a805" text:class-names=""/></text:p>
          </draw:text-box>
          <svg:title/>
          <svg:desc/>
        </draw:frame>
        <draw:frame draw:id="id76" draw:style-name="a811" draw:name="TextBox 122" svg:x="1.03426in" svg:y="1.06446in" svg:width="0.59815in" svg:height="0.27769in">
          <draw:text-box>
            <text:p text:style-name="a810" text:class-names="" text:cond-style-name=""><text:span text:style-name="a808" text:class-names="">Switch</text:span><text:span text:style-name="a809" text:class-names=""/></text:p>
          </draw:text-box>
          <svg:title/>
          <svg:desc/>
        </draw:frame>
        <draw:custom-shape svg:x="4.2119in" svg:y="0.7538in" svg:width="1.5in" svg:height="0.89199in" draw:id="id77" draw:style-name="a815" draw:name="Rectangle 12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29286in" svg:y1="1.79305in" draw:start-shape="id70" draw:start-glue-point="1" svg:x2="4.2119in" svg:y2="1.19979in" draw:end-shape="id77" draw:end-glue-point="3" draw:id="id78" draw:style-name="a817" draw:name="Straight Arrow Connector 124">
          <svg:title/>
          <svg:desc/>
        </draw:connector>
        <draw:frame draw:id="id79" draw:style-name="a821" draw:name="TextBox 125" svg:x="4.71279in" svg:y="0.79591in" svg:width="0.49822in" svg:height="0.27769in">
          <draw:text-box>
            <text:p text:style-name="a820" text:class-names="" text:cond-style-name=""><text:span text:style-name="a818" text:class-names="">Hash</text:span><text:span text:style-name="a819" text:class-names=""/></text:p>
          </draw:text-box>
          <svg:title/>
          <svg:desc/>
        </draw:frame>
        <draw:frame draw:id="id80" draw:style-name="a825" draw:name="TextBox 126" svg:x="4.2119in" svg:y="1.0778in" svg:width="1.5in" svg:height="0.2861in">
          <draw:text-box>
            <text:p text:style-name="a824" text:class-names="" text:cond-style-name=""><text:span text:style-name="a822" text:class-names="">NATIVE_FIELDS</text:span><text:span text:style-name="a823" text:class-names=""/></text:p>
          </draw:text-box>
          <svg:title/>
          <svg:desc/>
        </draw:frame>
        <draw:frame draw:id="id81" draw:style-name="a829" draw:name="TextBox 127" svg:x="4.2119in" svg:y="1.3639in" svg:width="1.5in" svg:height="0.2861in">
          <draw:text-box>
            <text:p text:style-name="a828" text:class-names="" text:cond-style-name=""><text:span text:style-name="a826" text:class-names="">UDF_GROUP</text:span><text:span text:style-name="a827" text:class-names=""/></text:p>
          </draw:text-box>
          <svg:title/>
          <svg:desc/>
        </draw:frame>
        <draw:custom-shape svg:x="6.90714in" svg:y="0.72522in" svg:width="1.23334in" svg:height="1.69568in" draw:id="id82" draw:style-name="a833" draw:name="Rectangle 128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7119in" svg:y1="1.50695in" draw:start-shape="id81" draw:start-glue-point="1" svg:x2="6.90714in" svg:y2="1.57307in" draw:end-shape="id82" draw:end-glue-point="3" draw:id="id83" draw:style-name="a835" draw:name="Straight Arrow Connector 129">
          <svg:title/>
          <svg:desc/>
        </draw:connector>
        <draw:frame draw:id="id84" draw:style-name="a839" draw:name="TextBox 130" svg:x="7.0915in" svg:y="0.72522in" svg:width="0.86461in" svg:height="0.27769in">
          <draw:text-box>
            <text:p text:style-name="a838" text:class-names="" text:cond-style-name=""><text:span text:style-name="a836" text:class-names="">UDF Group</text:span><text:span text:style-name="a837" text:class-names=""/></text:p>
          </draw:text-box>
          <svg:title/>
          <svg:desc/>
        </draw:frame>
        <draw:frame draw:id="id85" draw:style-name="a843" draw:name="TextBox 131" svg:x="6.90714in" svg:y="1.00712in" svg:width="1.23334in" svg:height="0.2861in">
          <draw:text-box>
            <text:p text:style-name="a842" text:class-names="" text:cond-style-name=""><text:span text:style-name="a840" text:class-names="">UDF 1</text:span><text:span text:style-name="a841" text:class-names=""/></text:p>
          </draw:text-box>
          <svg:title/>
          <svg:desc/>
        </draw:frame>
        <draw:frame draw:id="id86" draw:style-name="a847" draw:name="TextBox 132" svg:x="6.90714in" svg:y="1.29322in" svg:width="1.23334in" svg:height="0.2861in">
          <draw:text-box>
            <text:p text:style-name="a846" text:class-names="" text:cond-style-name=""><text:span text:style-name="a844" text:class-names="">UDF 2</text:span><text:span text:style-name="a845" text:class-names=""/></text:p>
          </draw:text-box>
          <svg:title/>
          <svg:desc/>
        </draw:frame>
        <draw:frame draw:id="id87" draw:style-name="a851" draw:name="TextBox 133" svg:x="6.90714in" svg:y="1.57511in" svg:width="1.23334in" svg:height="0.2861in">
          <draw:text-box>
            <text:p text:style-name="a850" text:class-names="" text:cond-style-name=""><text:span text:style-name="a848" text:class-names="">UDF 3</text:span><text:span text:style-name="a849" text:class-names=""/></text:p>
          </draw:text-box>
          <svg:title/>
          <svg:desc/>
        </draw:frame>
        <draw:frame draw:id="id88" draw:style-name="a855" draw:name="TextBox 134" svg:x="6.9071in" svg:y="2.13481in" svg:width="1.23334in" svg:height="0.2861in">
          <draw:text-box>
            <text:p text:style-name="a854" text:class-names="" text:cond-style-name=""><text:span text:style-name="a852" text:class-names="">UDF N</text:span><text:span text:style-name="a853" text:class-names=""/></text:p>
          </draw:text-box>
          <svg:title/>
          <svg:desc/>
        </draw:frame>
        <draw:custom-shape svg:x="9.82529in" svg:y="0.22739in" svg:width="1.23334in" svg:height="1.4184in" draw:id="id89" draw:style-name="a859" draw:name="Rectangle 135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63" draw:name="TextBox 136" svg:x="10.21389in" svg:y="0.22493in" svg:width="0.45615in" svg:height="0.27769in">
          <draw:text-box>
            <text:p text:style-name="a862" text:class-names="" text:cond-style-name=""><text:span text:style-name="a860" text:class-names="">UDF</text:span><text:span text:style-name="a861" text:class-names=""/></text:p>
          </draw:text-box>
          <svg:title/>
          <svg:desc/>
        </draw:frame>
        <draw:frame draw:id="id91" draw:style-name="a867" draw:name="TextBox 137" svg:x="9.82529in" svg:y="0.50261in" svg:width="1.23334in" svg:height="0.2861in">
          <draw:text-box>
            <text:p text:style-name="a866" text:class-names="" text:cond-style-name=""><text:span text:style-name="a864" text:class-names="">Match Rule</text:span><text:span text:style-name="a865" text:class-names=""/></text:p>
          </draw:text-box>
          <svg:title/>
          <svg:desc/>
        </draw:frame>
        <draw:frame draw:id="id92" draw:style-name="a871" draw:name="TextBox 138" svg:x="9.82528in" svg:y="1.07359in" svg:width="1.23334in" svg:height="0.2861in">
          <draw:text-box>
            <text:p text:style-name="a870" text:class-names="" text:cond-style-name=""><text:span text:style-name="a868" text:class-names="">Offset</text:span><text:span text:style-name="a869" text:class-names=""/></text:p>
          </draw:text-box>
          <svg:title/>
          <svg:desc/>
        </draw:frame>
        <draw:frame draw:id="id93" draw:style-name="a875" draw:name="TextBox 139" svg:x="9.82528in" svg:y="1.35969in" svg:width="1.23334in" svg:height="0.2861in">
          <draw:text-box>
            <text:p text:style-name="a874" text:class-names="" text:cond-style-name=""><text:span text:style-name="a872" text:class-names="">Length</text:span><text:span text:style-name="a873" text:class-names=""/></text:p>
          </draw:text-box>
          <svg:title/>
          <svg:desc/>
        </draw:frame>
        <draw:frame draw:id="id94" draw:style-name="a879" draw:name="TextBox 140" svg:x="9.82529in" svg:y="0.78871in" svg:width="1.23334in" svg:height="0.2861in">
          <draw:text-box>
            <text:p text:style-name="a878" text:class-names="" text:cond-style-name=""><text:span text:style-name="a876" text:class-names="">Base</text:span><text:span text:style-name="a877" text:class-names=""/></text:p>
          </draw:text-box>
          <svg:title/>
          <svg:desc/>
        </draw:frame>
        <draw:custom-shape svg:x="9.82528in" svg:y="2.06889in" svg:width="1.23334in" svg:height="1.4184in" draw:id="id95" draw:style-name="a883" draw:name="Rectangle 141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draw:style-name="a887" draw:name="TextBox 142" svg:x="10.21388in" svg:y="2.06643in" svg:width="0.45615in" svg:height="0.27769in">
          <draw:text-box>
            <text:p text:style-name="a886" text:class-names="" text:cond-style-name=""><text:span text:style-name="a884" text:class-names="">UDF</text:span><text:span text:style-name="a885" text:class-names=""/></text:p>
          </draw:text-box>
          <svg:title/>
          <svg:desc/>
        </draw:frame>
        <draw:frame draw:id="id97" draw:style-name="a891" draw:name="TextBox 143" svg:x="9.82528in" svg:y="2.34411in" svg:width="1.23334in" svg:height="0.2861in">
          <draw:text-box>
            <text:p text:style-name="a890" text:class-names="" text:cond-style-name=""><text:span text:style-name="a888" text:class-names="">Match Rule</text:span><text:span text:style-name="a889" text:class-names=""/></text:p>
          </draw:text-box>
          <svg:title/>
          <svg:desc/>
        </draw:frame>
        <draw:frame draw:id="id98" draw:style-name="a895" draw:name="TextBox 144" svg:x="9.82527in" svg:y="2.91509in" svg:width="1.23334in" svg:height="0.2861in">
          <draw:text-box>
            <text:p text:style-name="a894" text:class-names="" text:cond-style-name=""><text:span text:style-name="a892" text:class-names="">Offset</text:span><text:span text:style-name="a893" text:class-names=""/></text:p>
          </draw:text-box>
          <svg:title/>
          <svg:desc/>
        </draw:frame>
        <draw:frame draw:id="id99" draw:style-name="a899" draw:name="TextBox 145" svg:x="9.82527in" svg:y="3.20119in" svg:width="1.23334in" svg:height="0.2861in">
          <draw:text-box>
            <text:p text:style-name="a898" text:class-names="" text:cond-style-name=""><text:span text:style-name="a896" text:class-names="">Length</text:span><text:span text:style-name="a897" text:class-names=""/></text:p>
          </draw:text-box>
          <svg:title/>
          <svg:desc/>
        </draw:frame>
        <draw:frame draw:id="id100" draw:style-name="a903" draw:name="TextBox 146" svg:x="9.82528in" svg:y="2.63021in" svg:width="1.23334in" svg:height="0.2861in">
          <draw:text-box>
            <text:p text:style-name="a902" text:class-names="" text:cond-style-name=""><text:span text:style-name="a900" text:class-names="">Base</text:span><text:span text:style-name="a901" text:class-names=""/></text:p>
          </draw:text-box>
          <svg:title/>
          <svg:desc/>
        </draw:frame>
        <draw:connector draw:type="line" svg:x1="8.14047in" svg:y1="1.18593in" svg:x2="9.82529in" svg:y2="0.93176in" draw:end-shape="id94" draw:end-glue-point="3" draw:id="id101" draw:style-name="a905" draw:name="Straight Arrow Connector 147">
          <svg:title/>
          <svg:desc/>
        </draw:connector>
        <draw:connector draw:type="line" svg:x1="8.14047in" svg:y1="1.43627in" draw:start-shape="id86" draw:start-glue-point="1" svg:x2="9.82528in" svg:y2="2.77326in" draw:end-shape="id100" draw:end-glue-point="3" draw:id="id102" draw:style-name="a907" draw:name="Straight Arrow Connector 148">
          <svg:title/>
          <svg:desc/>
        </draw:connector>
        <draw:custom-shape svg:x="4.21813in" svg:y="3.87999in" svg:width="1.5in" svg:height="0.89199in" draw:id="id103" draw:style-name="a911" draw:name="Rectangle 149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915" draw:name="TextBox 150" svg:x="4.71902in" svg:y="3.9221in" svg:width="0.49822in" svg:height="0.27769in">
          <draw:text-box>
            <text:p text:style-name="a914" text:class-names="" text:cond-style-name=""><text:span text:style-name="a912" text:class-names="">Hash</text:span><text:span text:style-name="a913" text:class-names=""/></text:p>
          </draw:text-box>
          <svg:title/>
          <svg:desc/>
        </draw:frame>
        <draw:frame draw:id="id105" draw:style-name="a919" draw:name="TextBox 151" svg:x="4.21813in" svg:y="4.20399in" svg:width="1.5in" svg:height="0.2861in">
          <draw:text-box>
            <text:p text:style-name="a918" text:class-names="" text:cond-style-name=""><text:span text:style-name="a916" text:class-names="">NATIVE_FIELDS</text:span><text:span text:style-name="a917" text:class-names=""/></text:p>
          </draw:text-box>
          <svg:title/>
          <svg:desc/>
        </draw:frame>
        <draw:frame draw:id="id106" draw:style-name="a923" draw:name="TextBox 152" svg:x="4.21813in" svg:y="4.49009in" svg:width="1.5in" svg:height="0.2861in">
          <draw:text-box>
            <text:p text:style-name="a922" text:class-names="" text:cond-style-name=""><text:span text:style-name="a920" text:class-names="">UDF_GROUP</text:span><text:span text:style-name="a921" text:class-names=""/></text:p>
          </draw:text-box>
          <svg:title/>
          <svg:desc/>
        </draw:frame>
        <draw:connector draw:type="line" svg:x1="2.29286in" svg:y1="2.07915in" draw:start-shape="id71" draw:start-glue-point="1" svg:x2="4.21813in" svg:y2="4.34704in" draw:end-shape="id105" draw:end-glue-point="3" draw:id="id107" draw:style-name="a925" draw:name="Straight Arrow Connector 153">
          <svg:title/>
          <svg:desc/>
        </draw:connector>
        <draw:frame draw:id="id108" draw:style-name="a929" draw:name="TextBox 154" svg:x="6.90712in" svg:y="1.85706in" svg:width="1.23334in" svg:height="0.2861in">
          <draw:text-box>
            <text:p text:style-name="a928" text:class-names="" text:cond-style-name=""><text:span text:style-name="a926" text:class-names="">…</text:span><text:span text:style-name="a927" text:class-names=""/></text:p>
          </draw:text-box>
          <svg:title/>
          <svg:desc/>
        </draw:frame>
        <draw:frame draw:id="id109" draw:style-name="a933" draw:name="TextBox 158" svg:x="0.41665in" svg:y="1.36261in" svg:width="1.87619in" svg:height="0.2861in">
          <draw:text-box>
            <text:p text:style-name="a932" text:class-names="" text:cond-style-name=""><text:span text:style-name="a930" text:class-names="">…</text:span><text:span text:style-name="a931" text:class-names=""/></text:p>
          </draw:text-box>
          <svg:title/>
          <svg:desc/>
        </draw:frame>
        <draw:frame draw:id="id110" draw:style-name="a937" draw:name="TextBox 159" svg:x="0.41665in" svg:y="3.35404in" svg:width="1.87619in" svg:height="0.2861in">
          <draw:text-box>
            <text:p text:style-name="a936" text:class-names="" text:cond-style-name=""><text:span text:style-name="a934" text:class-names="">…</text:span><text:span text:style-name="a935" text:class-names=""/></text:p>
          </draw:text-box>
          <svg:title/>
          <svg:desc/>
        </draw:frame>
        <presentation:notes draw:style-name="a943">
          <draw:page-thumbnail draw:page-number="1" svg:x="-0.13021in" svg:y="1.25in" svg:width="7.76042in" svg:height="3.375in" presentation:class="page" draw:id="id111" presentation:style-name="a938" draw:name="Slide Image Placeholder 1">
            <svg:title/>
            <svg:desc/>
          </draw:page-thumbnail>
          <draw:frame draw:id="id112" presentation:style-name="a9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942" draw:name="Slide Number Placeholder 3" svg:x="4.24826in" svg:y="9.49826in" svg:width="3.25in" svg:height="0.50174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375in" svg:y="0.81829in" svg:width="8.625in" svg:height="1.74074in"/>
      <presentation:placeholder presentation:object="subtitle" svg:x="1.4375in" svg:y="2.62616in" svg:width="8.625in" svg:height="1.20718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2" style:display-name="Title and Content">
      <presentation:placeholder presentation:object="title" svg:x="0.79063in" svg:y="0.2662in" svg:width="9.91875in" svg:height="0.96644in"/>
      <presentation:placeholder presentation:object="object" svg:x="0.79063in" svg:y="1.33102in" svg:width="9.91875in" svg:height="3.17245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3" style:display-name="Section Header">
      <presentation:placeholder presentation:object="title" svg:x="0.78464in" svg:y="1.24653in" svg:width="9.91875in" svg:height="2.07986in"/>
      <presentation:placeholder presentation:object="outline" svg:x="0.78464in" svg:y="3.34607in" svg:width="9.91875in" svg:height="1.09375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4" style:display-name="Two Content">
      <presentation:placeholder presentation:object="title" svg:x="0.79063in" svg:y="0.2662in" svg:width="9.91875in" svg:height="0.96644in"/>
      <presentation:placeholder presentation:object="object" svg:x="0.79063in" svg:y="1.33102in" svg:width="4.8875in" svg:height="3.17245in"/>
      <presentation:placeholder presentation:object="object" svg:x="5.82188in" svg:y="1.33102in" svg:width="4.8875in" svg:height="3.17245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5" style:display-name="Comparison">
      <presentation:placeholder presentation:object="title" svg:x="0.79212in" svg:y="0.2662in" svg:width="9.91875in" svg:height="0.96644in"/>
      <presentation:placeholder presentation:object="outline" svg:x="0.79212in" svg:y="1.22569in" svg:width="4.86504in" svg:height="0.60069in"/>
      <presentation:placeholder presentation:object="object" svg:x="0.79212in" svg:y="1.82639in" svg:width="4.86504in" svg:height="2.68634in"/>
      <presentation:placeholder presentation:object="outline" svg:x="5.82187in" svg:y="1.22569in" svg:width="4.889in" svg:height="0.60069in"/>
      <presentation:placeholder presentation:object="object" svg:x="5.82187in" svg:y="1.82639in" svg:width="4.889in" svg:height="2.68634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6" style:display-name="Title Only">
      <presentation:placeholder presentation:object="title" svg:x="0.79063in" svg:y="0.2662in" svg:width="9.91875in" svg:height="0.96644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7" style:display-name="Blank"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8" style:display-name="Content with Caption">
      <presentation:placeholder presentation:object="title" svg:x="0.79212in" svg:y="0.33333in" svg:width="3.70905in" svg:height="1.16667in"/>
      <presentation:placeholder presentation:object="object" svg:x="4.889in" svg:y="0.71991in" svg:width="5.82188in" svg:height="3.55324in"/>
      <presentation:placeholder presentation:object="outline" svg:x="0.79212in" svg:y="1.5in" svg:width="3.70905in" svg:height="2.77894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9" style:display-name="Picture with Caption">
      <presentation:placeholder presentation:object="title" svg:x="0.79212in" svg:y="0.33333in" svg:width="3.70905in" svg:height="1.16667in"/>
      <presentation:placeholder presentation:object="graphic" svg:x="4.889in" svg:y="0.71991in" svg:width="5.82188in" svg:height="3.55324in"/>
      <presentation:placeholder presentation:object="outline" svg:x="0.79212in" svg:y="1.5in" svg:width="3.70905in" svg:height="2.77894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10" style:display-name="Title and Vertical Text">
      <presentation:placeholder presentation:object="title" svg:x="0.79063in" svg:y="0.2662in" svg:width="9.91875in" svg:height="0.96644in"/>
      <presentation:placeholder presentation:object="outline" svg:x="0.79063in" svg:y="1.33102in" svg:width="9.91875in" svg:height="3.17245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presentation-page-layout style:name="Master1-PPL11" style:display-name="Vertical Title and Text">
      <presentation:placeholder presentation:object="title" svg:x="8.22969in" svg:y="0.2662in" svg:width="2.47969in" svg:height="4.23727in"/>
      <presentation:placeholder presentation:object="outline" svg:x="0.79062in" svg:y="0.2662in" svg:width="7.29531in" svg:height="4.23727in"/>
      <presentation:placeholder presentation:object="date-time" svg:x="0.79063in" svg:y="4.63426in" svg:width="2.5875in" svg:height="0.2662in"/>
      <presentation:placeholder presentation:object="footer" svg:x="3.80938in" svg:y="4.63426in" svg:width="3.88125in" svg:height="0.2662in"/>
      <presentation:placeholder presentation:object="page-number" svg:x="8.12188in" svg:y="4.63426in" svg:width="2.5875in" svg:height="0.266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58" draw:style="linear" draw:angle="0" draw:start-color="#ffc746" draw:end-color="#ffc600" draw:start-intensity="100%" draw:end-intensity="100%"/>
    <draw:gradient draw:name="a882" draw:style="linear" draw:angle="0" draw:start-color="#ffc746" draw:end-color="#ffc600" draw:start-intensity="100%" draw:end-intensity="100%"/>
    <draw:gradient draw:name="a780" draw:style="linear" draw:angle="0" draw:start-color="#71a6db" draw:end-color="#559bdb" draw:start-intensity="100%" draw:end-intensity="100%"/>
    <draw:gradient draw:name="a814" draw:style="linear" draw:angle="0" draw:start-color="#f18c55" draw:end-color="#f67b28" draw:start-intensity="100%" draw:end-intensity="100%"/>
    <draw:gradient draw:name="a910" draw:style="linear" draw:angle="0" draw:start-color="#f18c55" draw:end-color="#f67b28" draw:start-intensity="100%" draw:end-intensity="100%"/>
    <draw:gradient draw:name="a832" draw:style="linear" draw:angle="0" draw:start-color="#81b861" draw:end-color="#6fb242" draw:start-intensity="100%" draw:end-intensity="100%"/>
    <draw:marker draw:name="a834" svg:viewBox="0 0 20 30" svg:d="m10 0-10 30h20z"/>
    <draw:marker draw:name="a904" svg:viewBox="0 0 20 30" svg:d="m10 0-10 30h20z"/>
    <draw:marker draw:name="a906" svg:viewBox="0 0 20 30" svg:d="m10 0-10 30h20z"/>
    <draw:marker draw:name="a816" svg:viewBox="0 0 20 30" svg:d="m10 0-10 30h20z"/>
    <draw:marker draw:name="a924" svg:viewBox="0 0 20 30" svg:d="m10 0-10 30h20z"/>
  </office:styles>
  <office:automatic-styles>
    <style:page-layout style:name="pageLayout1">
      <style:page-layout-properties fo:page-width="11.5in" fo:page-height="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819in" style:font-size-asian="0.14819in" style:font-size-complex="0.1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2in" fo:margin-left="0.36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2in" fo:margin-left="0.7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6667in" fo:margin-left="0.16668in" fo:margin-right="0in" fo:text-indent="-0.16668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0.6667in" fo:margin-left="0in" fo:margin-right="0in" fo:text-indent="0in" fo:margin-top="0.0923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72in" fo:margin-left="1.0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in" style:font-size-asian="0.12in" style:font-size-complex="0.1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0.66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72in" fo:margin-left="1.44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0.6667in" fo:margin-left="0.50003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514in" style:font-size-asian="0.18514in" style:font-size-complex="0.1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0.6667in" fo:margin-left="0.83337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6667in" fo:margin-left="1.16672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0.6667in" fo:margin-left="1.50008in" fo:margin-right="0in" fo:text-indent="-0.16668in" fo:margin-top="0.0465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3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2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2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35in"/>
      </text:list-level-style-number>
      <text:list-level-style-number text:level="3" style:num-format="">
        <style:list-level-properties text:space-before="0.6667in"/>
      </text:list-level-style-number>
      <text:list-level-style-number text:level="4" style:num-format="">
        <style:list-level-properties text:space-before="1.00005in"/>
      </text:list-level-style-number>
      <text:list-level-style-number text:level="5" style:num-format="">
        <style:list-level-properties text:space-before="1.3334in"/>
      </text:list-level-style-number>
      <text:list-level-style-number text:level="6" style:num-format="">
        <style:list-level-properties text:space-before="1.66675in"/>
      </text:list-level-style-number>
      <text:list-level-style-number text:level="7" style:num-format="">
        <style:list-level-properties text:space-before="2.0001in"/>
      </text:list-level-style-number>
      <text:list-level-style-number text:level="8" style:num-format="">
        <style:list-level-properties text:space-before="2.33345in"/>
      </text:list-level-style-number>
      <text:list-level-style-number text:level="9" style:num-format="">
        <style:list-level-properties text:space-before="2.6668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5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5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35in"/>
      </text:list-level-style-number>
      <text:list-level-style-number text:level="3" style:num-format="">
        <style:list-level-properties text:space-before="0.6667in"/>
      </text:list-level-style-number>
      <text:list-level-style-number text:level="4" style:num-format="">
        <style:list-level-properties text:space-before="1.00005in"/>
      </text:list-level-style-number>
      <text:list-level-style-number text:level="5" style:num-format="">
        <style:list-level-properties text:space-before="1.3334in"/>
      </text:list-level-style-number>
      <text:list-level-style-number text:level="6" style:num-format="">
        <style:list-level-properties text:space-before="1.66675in"/>
      </text:list-level-style-number>
      <text:list-level-style-number text:level="7" style:num-format="">
        <style:list-level-properties text:space-before="2.0001in"/>
      </text:list-level-style-number>
      <text:list-level-style-number text:level="8" style:num-format="">
        <style:list-level-properties text:space-before="2.33345in"/>
      </text:list-level-style-number>
      <text:list-level-style-number text:level="9" style:num-format="">
        <style:list-level-properties text:space-before="2.6668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5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35in"/>
      </text:list-level-style-number>
      <text:list-level-style-number text:level="3" style:num-format="">
        <style:list-level-properties text:space-before="0.6667in"/>
      </text:list-level-style-number>
      <text:list-level-style-number text:level="4" style:num-format="">
        <style:list-level-properties text:space-before="1.00005in"/>
      </text:list-level-style-number>
      <text:list-level-style-number text:level="5" style:num-format="">
        <style:list-level-properties text:space-before="1.3334in"/>
      </text:list-level-style-number>
      <text:list-level-style-number text:level="6" style:num-format="">
        <style:list-level-properties text:space-before="1.66675in"/>
      </text:list-level-style-number>
      <text:list-level-style-number text:level="7" style:num-format="">
        <style:list-level-properties text:space-before="2.0001in"/>
      </text:list-level-style-number>
      <text:list-level-style-number text:level="8" style:num-format="">
        <style:list-level-properties text:space-before="2.33345in"/>
      </text:list-level-style-number>
      <text:list-level-style-number text:level="9" style:num-format="">
        <style:list-level-properties text:space-before="2.6668in"/>
      </text:list-level-style-number>
    </text:list-style>
    <text:list-style style:name="a13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3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3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6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6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6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6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35in"/>
      </text:list-level-style-number>
      <text:list-level-style-number text:level="3" style:num-format="">
        <style:list-level-properties text:space-before="0.6667in"/>
      </text:list-level-style-number>
      <text:list-level-style-number text:level="4" style:num-format="">
        <style:list-level-properties text:space-before="1.00005in"/>
      </text:list-level-style-number>
      <text:list-level-style-number text:level="5" style:num-format="">
        <style:list-level-properties text:space-before="1.3334in"/>
      </text:list-level-style-number>
      <text:list-level-style-number text:level="6" style:num-format="">
        <style:list-level-properties text:space-before="1.66675in"/>
      </text:list-level-style-number>
      <text:list-level-style-number text:level="7" style:num-format="">
        <style:list-level-properties text:space-before="2.0001in"/>
      </text:list-level-style-number>
      <text:list-level-style-number text:level="8" style:num-format="">
        <style:list-level-properties text:space-before="2.33345in"/>
      </text:list-level-style-number>
      <text:list-level-style-number text:level="9" style:num-format="">
        <style:list-level-properties text:space-before="2.6668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2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72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75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27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1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717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35in"/>
      </text:list-level-style-number>
      <text:list-level-style-number text:level="3" style:num-format="">
        <style:list-level-properties text:space-before="0.6667in"/>
      </text:list-level-style-number>
      <text:list-level-style-number text:level="4" style:num-format="">
        <style:list-level-properties text:space-before="1.00005in"/>
      </text:list-level-style-number>
      <text:list-level-style-number text:level="5" style:num-format="">
        <style:list-level-properties text:space-before="1.3334in"/>
      </text:list-level-style-number>
      <text:list-level-style-number text:level="6" style:num-format="">
        <style:list-level-properties text:space-before="1.66675in"/>
      </text:list-level-style-number>
      <text:list-level-style-number text:level="7" style:num-format="">
        <style:list-level-properties text:space-before="2.0001in"/>
      </text:list-level-style-number>
      <text:list-level-style-number text:level="8" style:num-format="">
        <style:list-level-properties text:space-before="2.33345in"/>
      </text:list-level-style-number>
      <text:list-level-style-number text:level="9" style:num-format="">
        <style:list-level-properties text:space-before="2.6668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4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text:list-style style:name="a343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16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35in" text:min-label-width="0.16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7in" text:min-label-width="0.16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0005in" text:min-label-width="0.16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4in" text:min-label-width="0.16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75in" text:min-label-width="0.16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0001in" text:min-label-width="0.16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345in" text:min-label-width="0.16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8in" text:min-label-width="0.16668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6in"/>
      </text:list-level-style-number>
      <text:list-level-style-number text:level="3" style:num-format="">
        <style:list-level-properties text:space-before="0.72in"/>
      </text:list-level-style-number>
      <text:list-level-style-number text:level="4" style:num-format="">
        <style:list-level-properties text:space-before="1.08in"/>
      </text:list-level-style-number>
      <text:list-level-style-number text:level="5" style:num-format="">
        <style:list-level-properties text:space-before="1.44in"/>
      </text:list-level-style-number>
      <text:list-level-style-number text:level="6" style:num-format="">
        <style:list-level-properties text:space-before="1.8in"/>
      </text:list-level-style-number>
      <text:list-level-style-number text:level="7" style:num-format="">
        <style:list-level-properties text:space-before="2.16in"/>
      </text:list-level-style-number>
      <text:list-level-style-number text:level="8" style:num-format="">
        <style:list-level-properties text:space-before="2.52in"/>
      </text:list-level-style-number>
      <text:list-level-style-number text:level="9" style:num-format="">
        <style:list-level-properties text:space-before="2.88in"/>
      </text:list-level-style-number>
    </text:list-style>
    <number:date-style xmlns:number="urn:oasis:names:tc:opendocument:xmlns:datastyle:1.0" style:name="a7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79063in" svg:y="0.2662in" svg:width="9.91875in" svg:height="0.966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9063in" svg:y="1.33102in" svg:width="9.91875in" svg:height="3.1724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9063in" svg:y="4.63426in" svg:width="2.5875in" svg:height="0.2662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80938in" svg:y="4.63426in" svg:width="3.88125in" svg:height="0.2662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8.12188in" svg:y="4.63426in" svg:width="2.5875in" svg:height="0.2662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4375in" svg:y="0.81829in" svg:width="8.625in" svg:height="1.74074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4375in" svg:y="2.62616in" svg:width="8.625in" svg:height="1.20718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79063in" svg:y="4.63426in" svg:width="2.5875in" svg:height="0.2662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3.80938in" svg:y="4.63426in" svg:width="3.88125in" svg:height="0.2662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8.12188in" svg:y="4.63426in" svg:width="2.5875in" svg:height="0.2662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ck to 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79063in" svg:y="0.2662in" svg:width="9.91875in" svg:height="0.96644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79063in" svg:y="1.33102in" svg:width="9.91875in" svg:height="3.17245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79063in" svg:y="4.63426in" svg:width="2.5875in" svg:height="0.2662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3.80938in" svg:y="4.63426in" svg:width="3.88125in" svg:height="0.2662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8.12188in" svg:y="4.63426in" svg:width="2.5875in" svg:height="0.2662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ck to 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78464in" svg:y="1.24653in" svg:width="9.91875in" svg:height="2.07986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78464in" svg:y="3.34607in" svg:width="9.91875in" svg:height="1.0937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79063in" svg:y="4.63426in" svg:width="2.5875in" svg:height="0.2662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3.80938in" svg:y="4.63426in" svg:width="3.88125in" svg:height="0.2662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8.12188in" svg:y="4.63426in" svg:width="2.5875in" svg:height="0.2662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79063in" svg:y="0.2662in" svg:width="9.91875in" svg:height="0.96644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79063in" svg:y="1.33102in" svg:width="4.8875in" svg:height="3.17245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5.82188in" svg:y="1.33102in" svg:width="4.8875in" svg:height="3.1724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79063in" svg:y="4.63426in" svg:width="2.5875in" svg:height="0.2662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3.80938in" svg:y="4.63426in" svg:width="3.88125in" svg:height="0.2662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8.12188in" svg:y="4.63426in" svg:width="2.5875in" svg:height="0.2662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ck to 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79212in" svg:y="0.2662in" svg:width="9.91875in" svg:height="0.96644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79212in" svg:y="1.22569in" svg:width="4.86504in" svg:height="0.6006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79212in" svg:y="1.82639in" svg:width="4.86504in" svg:height="2.68634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5.82187in" svg:y="1.22569in" svg:width="4.889in" svg:height="0.6006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5.82187in" svg:y="1.82639in" svg:width="4.889in" svg:height="2.68634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79063in" svg:y="4.63426in" svg:width="2.5875in" svg:height="0.2662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3.80938in" svg:y="4.63426in" svg:width="3.88125in" svg:height="0.2662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8.12188in" svg:y="4.63426in" svg:width="2.5875in" svg:height="0.2662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79063in" svg:y="0.2662in" svg:width="9.91875in" svg:height="0.96644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79063in" svg:y="4.63426in" svg:width="2.5875in" svg:height="0.2662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3.80938in" svg:y="4.63426in" svg:width="3.88125in" svg:height="0.2662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8.12188in" svg:y="4.63426in" svg:width="2.5875in" svg:height="0.2662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ck to 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79063in" svg:y="4.63426in" svg:width="2.5875in" svg:height="0.2662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3.80938in" svg:y="4.63426in" svg:width="3.88125in" svg:height="0.2662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8.12188in" svg:y="4.63426in" svg:width="2.5875in" svg:height="0.2662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ck to 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79212in" svg:y="0.33333in" svg:width="3.70905in" svg:height="1.16667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4.889in" svg:y="0.71991in" svg:width="5.82188in" svg:height="3.55324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79212in" svg:y="1.5in" svg:width="3.70905in" svg:height="2.7789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ck to 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79063in" svg:y="4.63426in" svg:width="2.5875in" svg:height="0.2662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3.80938in" svg:y="4.63426in" svg:width="3.88125in" svg:height="0.2662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8.12188in" svg:y="4.63426in" svg:width="2.5875in" svg:height="0.2662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ck to 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79212in" svg:y="0.33333in" svg:width="3.70905in" svg:height="1.16667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3" draw:name="Picture Placeholder 2" svg:x="4.889in" svg:y="0.71991in" svg:width="5.82188in" svg:height="3.55324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55" presentation:style-name="a597" draw:name="Text Placeholder 3" svg:x="0.79212in" svg:y="1.5in" svg:width="3.70905in" svg:height="2.778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Click to edit Master text styles</text:span></text:p>
            </text:list-item>
          </text:list>
        </draw:text-box>
        <svg:title/>
        <svg:desc/>
      </draw:frame>
      <draw:frame draw:id="id56" presentation:style-name="a602" draw:name="Date Placeholder 4" svg:x="0.79063in" svg:y="4.63426in" svg:width="2.5875in" svg:height="0.2662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/></text:span><text:span text:style-name="a600" text:class-names=""/></text:p>
        </draw:text-box>
        <svg:title/>
        <svg:desc/>
      </draw:frame>
      <draw:frame draw:id="id57" presentation:style-name="a605" draw:name="Footer Placeholder 5" svg:x="3.80938in" svg:y="4.63426in" svg:width="3.88125in" svg:height="0.2662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58" presentation:style-name="a609" draw:name="Slide Number Placeholder 6" svg:x="8.12188in" svg:y="4.63426in" svg:width="2.5875in" svg:height="0.2662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42">
        <draw:frame draw:id="id5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6" presentation:style-name="a617" draw:name="Date Placeholder 2" svg:x="4.24826in" svg:y="0in" svg:width="3.25in" svg:height="0.50174in" presentation:class="date-time" presentation:placeholder="false">
          <draw:text-box>
            <text:p text:style-name="a616" text:class-names="" text:cond-style-name=""><text:span text:style-name="a613" text:class-names=""><text:date text:fixed="false" style:data-style-name="a614"/></text:span><text:span text:style-name="a615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618" draw:name="Slide Image Placeholder 3">
          <svg:title/>
          <svg:desc/>
        </draw:page-thumbnail>
        <draw:frame draw:id="id8" presentation:style-name="a634" draw:name="Notes Placeholder 4" svg:x="0.75in" svg:y="4.8125in" svg:width="6in" svg:height="3.9375in" presentation:class="notes" presentation:placeholder="false">
          <draw:text-box>
            <text:p text:style-name="a620" text:class-names="" text:cond-style-name=""><text:span text:style-name="a619" text:class-names="">Click to edit Master text styles</text:span></text:p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21" text:class-names="">Second level</text:span></text:p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p text:style-name="a625" text:class-names="" text:cond-style-name=""><text:span text:style-name="a6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p text:style-name="a628" text:class-names="" text:cond-style-name=""><text:span text:style-name="a6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list text:style-name="a633">
                              <text:list-item>
                                <text:p text:style-name="a632" text:class-names="" text:cond-style-name=""><text:span text:style-name="a630" text:class-names="">Fifth level</text:span><text:span text:style-name="a6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7" draw:name="Footer Placeholder 5" svg:x="0in" svg:y="9.49826in" svg:width="3.25in" svg:height="0.50174in" presentation:class="foot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1" draw:name="Slide Number Placeholder 6" svg:x="4.24826in" svg:y="9.49826in" svg:width="3.25in" svg:height="0.50174in" presentation:class="page-number" presentation:placeholder="false">
          <draw:text-box>
            <text:p text:style-name="a640" text:class-names="" text:cond-style-name=""><text:span text:style-name="a638" text:class-names=""><text:page-number style:num-format="1" text:fixed="false"/></text:span><text:span text:style-name="a63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3">
      <draw:frame draw:id="id59" presentation:style-name="a647" draw:name="Title 1" svg:x="0.79063in" svg:y="0.2662in" svg:width="9.91875in" svg:height="0.96644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60" presentation:style-name="a664" draw:name="Vertical Text Placeholder 2" svg:x="0.79063in" svg:y="1.33102in" svg:width="9.91875in" svg:height="3.17245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9" draw:name="Date Placeholder 3" svg:x="0.79063in" svg:y="4.63426in" svg:width="2.5875in" svg:height="0.2662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/></text:span><text:span text:style-name="a667" text:class-names=""/></text:p>
        </draw:text-box>
        <svg:title/>
        <svg:desc/>
      </draw:frame>
      <draw:frame draw:id="id62" presentation:style-name="a672" draw:name="Footer Placeholder 4" svg:x="3.80938in" svg:y="4.63426in" svg:width="3.88125in" svg:height="0.2662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63" presentation:style-name="a676" draw:name="Slide Number Placeholder 5" svg:x="8.12188in" svg:y="4.63426in" svg:width="2.5875in" svg:height="0.2662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9">
        <draw:frame draw:id="id5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4" draw:name="Date Placeholder 2" svg:x="4.24826in" svg:y="0in" svg:width="3.25in" svg:height="0.50174in" presentation:class="date-time" presentation:placeholder="false">
          <draw:text-box>
            <text:p text:style-name="a683" text:class-names="" text:cond-style-name=""><text:span text:style-name="a680" text:class-names=""><text:date text:fixed="false" style:data-style-name="a681"/></text:span><text:span text:style-name="a682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685" draw:name="Slide Image Placeholder 3">
          <svg:title/>
          <svg:desc/>
        </draw:page-thumbnail>
        <draw:frame draw:id="id8" presentation:style-name="a701" draw:name="Notes Placeholder 4" svg:x="0.75in" svg:y="4.8125in" svg:width="6in" svg:height="3.9375in" presentation:class="notes" presentation:placeholder="false">
          <draw:text-box>
            <text:p text:style-name="a687" text:class-names="" text:cond-style-name=""><text:span text:style-name="a686" text:class-names="">Click to edit Master text styles</text:span></text:p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Second level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p text:style-name="a692" text:class-names="" text:cond-style-name=""><text:span text:style-name="a6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6">
              <text:list-item>
                <text:list text:style-name="a696">
                  <text:list-item>
                    <text:list text:style-name="a696">
                      <text:list-item>
                        <text:list text:style-name="a696">
                          <text:list-item>
                            <text:p text:style-name="a695" text:class-names="" text:cond-style-name=""><text:span text:style-name="a6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7" text:class-names="">Fifth level</text:span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4" draw:name="Footer Placeholder 5" svg:x="0in" svg:y="9.49826in" svg:width="3.25in" svg:height="0.50174in" presentation:class="foot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10" presentation:style-name="a708" draw:name="Slide Number Placeholder 6" svg:x="4.24826in" svg:y="9.49826in" svg:width="3.25in" svg:height="0.50174in" presentation:class="page-number" presentation:placeholder="false">
          <draw:text-box>
  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10">
      <draw:frame draw:id="id64" presentation:style-name="a714" draw:name="Vertical Title 1" svg:x="8.22969in" svg:y="0.2662in" svg:width="2.47969in" svg:height="4.23727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65" presentation:style-name="a731" draw:name="Vertical Text Placeholder 2" svg:x="0.79062in" svg:y="0.2662in" svg:width="7.29531in" svg:height="4.23727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6" draw:name="Date Placeholder 3" svg:x="0.79063in" svg:y="4.63426in" svg:width="2.5875in" svg:height="0.2662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/></text:span><text:span text:style-name="a734" text:class-names=""/></text:p>
        </draw:text-box>
        <svg:title/>
        <svg:desc/>
      </draw:frame>
      <draw:frame draw:id="id67" presentation:style-name="a739" draw:name="Footer Placeholder 4" svg:x="3.80938in" svg:y="4.63426in" svg:width="3.88125in" svg:height="0.2662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68" presentation:style-name="a743" draw:name="Slide Number Placeholder 5" svg:x="8.12188in" svg:y="4.63426in" svg:width="2.5875in" svg:height="0.2662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/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5" presentation:style-name="a746" draw:name="Header Placeholder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6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7" text:class-names=""><text:date text:fixed="false" style:data-style-name="a748"/></text:span><text:span text:style-name="a749" text:class-names=""/></text:p>
          </draw:text-box>
          <svg:title/>
          <svg:desc/>
        </draw:frame>
        <draw:page-thumbnail svg:x="-0.13021in" svg:y="1.25in" svg:width="7.76042in" svg:height="3.375in" presentation:class="page" draw:id="id7" presentation:style-name="a752" draw:name="Slide Image Placeholder 3">
          <svg:title/>
          <svg:desc/>
        </draw:page-thumbnail>
        <draw:frame draw:id="id8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0" presentation:style-name="a775" draw:name="Slide Number Placeholder 6" svg:x="4.24826in" svg:y="9.49826in" svg:width="3.25in" svg:height="0.50174in" presentation:class="page-number" presentation:placeholder="false">
          <draw:text-box>
  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caojx</meta:initial-creator>
    <dc:creator>caojx</dc:creator>
    <meta:creation-date>2015-04-22T03:37:39Z</meta:creation-date>
    <dc:date>2015-04-22T04:00:21Z</dc:date>
    <meta:template xlink:href="Office%20Theme" xlink:type="simple"/>
    <meta:editing-cycles>42</meta:editing-cycles>
    <meta:editing-duration>PT1361S</meta:editing-duration>
    <meta:document-statistic meta:paragraph-count="32" meta:word-count="39"/>
  </office:meta>
</office:document-meta>
</file>